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7a3" officeooo:paragraph-rsid="001cb7a3" style:font-weight-asian="bold" style:font-weight-complex="bold"/>
    </style:style>
    <style:style style:name="P2" style:family="paragraph" style:parent-style-name="Standard">
      <style:text-properties fo:font-weight="bold" officeooo:rsid="001cb7a3" officeooo:paragraph-rsid="001e8879" style:font-weight-asian="bold" style:font-weight-complex="bold"/>
    </style:style>
    <style:style style:name="P3" style:family="paragraph" style:parent-style-name="Standard">
      <style:text-properties fo:font-weight="bold" officeooo:rsid="001e8879" officeooo:paragraph-rsid="001e8879" style:font-weight-asian="bold" style:font-weight-complex="bold"/>
    </style:style>
    <style:style style:name="P4" style:family="paragraph" style:parent-style-name="Standard">
      <style:text-properties fo:font-weight="bold" officeooo:rsid="00208299" officeooo:paragraph-rsid="002b8129" style:font-weight-asian="bold" style:font-weight-complex="bold"/>
    </style:style>
    <style:style style:name="P5" style:family="paragraph" style:parent-style-name="Standard">
      <style:text-properties fo:font-weight="normal" officeooo:rsid="00208299" officeooo:paragraph-rsid="00208299" style:font-weight-asian="normal" style:font-weight-complex="normal"/>
    </style:style>
    <style:style style:name="P6" style:family="paragraph" style:parent-style-name="Standard">
      <style:text-properties fo:font-weight="normal" officeooo:rsid="001cb7a3" officeooo:paragraph-rsid="001cb7a3" style:font-weight-asian="normal" style:font-weight-complex="normal"/>
    </style:style>
    <style:style style:name="P7" style:family="paragraph" style:parent-style-name="Standard">
      <style:text-properties fo:font-weight="normal" officeooo:rsid="001e8879" officeooo:paragraph-rsid="001e8879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e8879" officeooo:paragraph-rsid="001e887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e8879" officeooo:paragraph-rsid="002e72d2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7c05" officeooo:paragraph-rsid="00207c0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07c05" officeooo:paragraph-rsid="002e9686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1b8eb" officeooo:paragraph-rsid="002ca065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e9686" officeooo:paragraph-rsid="002e9686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faddb" officeooo:paragraph-rsid="002faddb" style:font-weight-asian="normal" style:font-weight-complex="normal"/>
    </style:style>
    <style:style style:name="P15" style:family="paragraph" style:parent-style-name="Standard">
      <style:text-properties fo:font-weight="bold" officeooo:rsid="0021b8eb" officeooo:paragraph-rsid="0021b8eb" style:font-weight-asian="bold" style:font-weight-complex="bold"/>
    </style:style>
    <style:style style:name="P16" style:family="paragraph" style:parent-style-name="Standard">
      <style:text-properties fo:font-weight="bold" officeooo:rsid="00208299" officeooo:paragraph-rsid="00208299" style:font-weight-asian="bold" style:font-weight-complex="bold"/>
    </style:style>
    <style:style style:name="P17" style:family="paragraph" style:parent-style-name="Standard">
      <style:text-properties fo:font-weight="bold" officeooo:rsid="0033dacd" officeooo:paragraph-rsid="0033dacd" style:font-weight-asian="bold" style:font-weight-complex="bold"/>
    </style:style>
    <style:style style:name="P18" style:family="paragraph" style:parent-style-name="Standard">
      <style:text-properties fo:font-style="italic" fo:font-weight="bold" officeooo:rsid="003255ed" officeooo:paragraph-rsid="003255e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879" style:font-weight-asian="normal" style:font-weight-complex="normal"/>
    </style:style>
    <style:style style:name="T3" style:family="text">
      <style:text-properties fo:font-weight="normal" officeooo:rsid="0021b8eb" style:font-weight-asian="normal" style:font-weight-complex="normal"/>
    </style:style>
    <style:style style:name="T4" style:family="text">
      <style:text-properties fo:font-weight="normal" officeooo:rsid="0022e327" style:font-weight-asian="normal" style:font-weight-complex="normal"/>
    </style:style>
    <style:style style:name="T5" style:family="text">
      <style:text-properties fo:font-weight="normal" officeooo:rsid="0024affc" style:font-weight-asian="normal" style:font-weight-complex="normal"/>
    </style:style>
    <style:style style:name="T6" style:family="text">
      <style:text-properties fo:font-weight="normal" officeooo:rsid="00274151" style:font-weight-asian="normal" style:font-weight-complex="normal"/>
    </style:style>
    <style:style style:name="T7" style:family="text">
      <style:text-properties fo:font-weight="normal" officeooo:rsid="0029b277" style:font-weight-asian="normal" style:font-weight-complex="normal"/>
    </style:style>
    <style:style style:name="T8" style:family="text">
      <style:text-properties fo:font-weight="normal" officeooo:rsid="002b8129" style:font-weight-asian="normal" style:font-weight-complex="normal"/>
    </style:style>
    <style:style style:name="T9" style:family="text">
      <style:text-properties fo:font-weight="normal" officeooo:rsid="002ca065" style:font-weight-asian="normal" style:font-weight-complex="normal"/>
    </style:style>
    <style:style style:name="T10" style:family="text">
      <style:text-properties fo:font-weight="normal" officeooo:rsid="002e72d2" style:font-weight-asian="normal" style:font-weight-complex="normal"/>
    </style:style>
    <style:style style:name="T11" style:family="text">
      <style:text-properties fo:font-weight="normal" officeooo:rsid="003162ec" style:font-weight-asian="normal" style:font-weight-complex="normal"/>
    </style:style>
    <style:style style:name="T12" style:family="text">
      <style:text-properties fo:font-weight="normal" officeooo:rsid="0032356d" style:font-weight-asian="normal" style:font-weight-complex="normal"/>
    </style:style>
    <style:style style:name="T13" style:family="text">
      <style:text-properties officeooo:rsid="001e8879"/>
    </style:style>
    <style:style style:name="T14" style:family="text">
      <style:text-properties officeooo:rsid="00207c05"/>
    </style:style>
    <style:style style:name="T15" style:family="text">
      <style:text-properties officeooo:rsid="0027e6a6"/>
    </style:style>
    <style:style style:name="T16" style:family="text">
      <style:text-properties officeooo:rsid="0029b277"/>
    </style:style>
    <style:style style:name="T17" style:family="text">
      <style:text-properties fo:font-weight="bold" officeooo:rsid="002b8129" style:font-weight-asian="bold" style:font-weight-complex="bold"/>
    </style:style>
    <style:style style:name="T18" style:family="text">
      <style:text-properties fo:font-weight="bold" officeooo:rsid="002ca065" style:font-weight-asian="bold" style:font-weight-complex="bold"/>
    </style:style>
    <style:style style:name="T19" style:family="text">
      <style:text-properties fo:font-weight="bold" officeooo:rsid="0031f4ac" style:font-weight-asian="bold" style:font-weight-complex="bold"/>
    </style:style>
    <style:style style:name="T20" style:family="text">
      <style:text-properties officeooo:rsid="002b8129"/>
    </style:style>
    <style:style style:name="T21" style:family="text">
      <style:text-properties officeooo:rsid="002ca065"/>
    </style:style>
    <style:style style:name="T22" style:family="text">
      <style:text-properties style:text-line-through-style="solid" style:text-line-through-type="single" fo:font-weight="normal" officeooo:rsid="001e8879" style:font-weight-asian="normal" style:font-weight-complex="normal"/>
    </style:style>
    <style:style style:name="T23" style:family="text">
      <style:text-properties style:text-line-through-style="solid" style:text-line-through-type="single" fo:font-weight="normal" officeooo:rsid="0027e6a6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2e72d2" style:font-weight-asian="normal" style:font-weight-complex="normal"/>
    </style:style>
    <style:style style:name="T25" style:family="text">
      <style:text-properties officeooo:rsid="002e9686"/>
    </style:style>
    <style:style style:name="T26" style:family="text">
      <style:text-properties officeooo:rsid="002faddb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style:text-underline-style="solid" style:text-underline-width="auto" style:text-underline-color="font-color" fo:font-weight="normal" officeooo:rsid="003162ec" style:font-style-asian="normal" style:font-weight-asian="normal" style:font-style-complex="normal" style:font-weight-complex="normal"/>
    </style:style>
    <style:style style:name="T29" style:family="text">
      <style:text-properties officeooo:rsid="0031f4ac"/>
    </style:style>
    <style:style style:name="T30" style:family="text">
      <style:text-properties officeooo:rsid="0032356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zvodnja: </text:p>
      <text:p text:style-name="P1"/>
      <text:p text:style-name="P1">1. Kratak opis: <text:span text:style-name="T1">Proces proizvodnje gotovog proizvoda od sirovina uzetih iz magacina I vraćanje gotovog proizvoda u magacin, kao I beleženje promen</text:span><text:span text:style-name="T6">e</text:span><text:span text:style-name="T1"> stanja sistema.</text:span></text:p>
      <text:p text:style-name="P6"/>
      <text:p text:style-name="P1">2. Učesnici:</text:p>
      <text:p text:style-name="P6"><text:tab/>Šef smene – Želi da završi posao I dobije gotov proizvod spreman za prodaju.</text:p>
      <text:p text:style-name="P6"><text:s/><text:tab/>Radnici – Žele što pre kvalitetno da odrade posao, bez grešaka, jer bi to povlačilo kazne od strane poslodavca.</text:p>
      <text:p text:style-name="P6"><text:tab/>Magacioner – Izdaje sirovine I očekuje da dobije gotov proizvod radi smeštanja u magacin.</text:p>
      <text:p text:style-name="P6"/>
      <text:p text:style-name="P2">3. Preduslovi: <text:span text:style-name="T10">M</text:span><text:span text:style-name="T2">enadžer prodaje je izdao radni nalog šefu smene,</text:span><text:span text:style-name="T22"> u magacinu postoji dovoljan broj sirovina, </text:span><text:span text:style-name="T23">postoji dovoljan broj ambalaže za pakovanje proizvoda,</text:span><text:span text:style-name="T24">(prebaciti za radni nalog), </text:span><text:span text:style-name="T2">radnici su obučeni za rad na mašinama za proizvodnju datog proizvoda, mašine su u funkcionalnom stanju.</text:span></text:p>
      <text:p text:style-name="P7"/>
      <text:p text:style-name="P2"><text:span text:style-name="T13">4. Postuslovi: </text:span><text:span text:style-name="T2">Gotov proizvod je u magacinu, ažurirano je stanje sirovina I gotovih proizvoda.</text:span></text:p>
      <text:p text:style-name="P7"/>
      <text:p text:style-name="P3">5. Osnovni tok:</text:p>
      <text:list xml:id="list445180147430642383" text:style-name="L1">
        <text:list-item>
          <text:p text:style-name="P8">Šef smene dobija radni nalog od menadžera <text:span text:style-name="T15">proizvodnje</text:span>.</text:p>
        </text:list-item>
        <text:list-item>
          <text:p text:style-name="P9"><text:span text:style-name="T14">Šef smene traži potrebne sirovine od magacionera. // primerak RN za magacionera?</text:span></text:p>
        </text:list-item>
        <text:list-item>
          <text:p text:style-name="P9">Šef smene deli zadatke radnicima u pogonu. </text:p>
        </text:list-item>
        <text:list-item>
          <text:p text:style-name="P8">Radnici <text:span text:style-name="T14">dolaze kod magacionera da preuzmu sirovine.</text:span></text:p>
        </text:list-item>
        <text:list-item>
          <text:p text:style-name="P10">Magacioner izdaje sirovine radnicima I ažurira stanje u bazi sirovina.</text:p>
        </text:list-item>
        <text:list-item>
          <text:p text:style-name="P10">Radnici prave I pakuju dati proizvod.</text:p>
        </text:list-item>
        <text:list-item>
          <text:p text:style-name="P13">Šef smene piše predajnicu.</text:p>
        </text:list-item>
        <text:list-item>
          <text:p text:style-name="P10">Radnici odnose gotov proizvod magacioneru <text:span text:style-name="T25">uz predajnicu.</text:span></text:p>
        </text:list-item>
        <text:list-item>
          <text:p text:style-name="P11">Magacioner prima gotov proizvod. </text:p>
        </text:list-item>
        <text:list-item>
          <text:p text:style-name="P11"><text:span text:style-name="T25">Magacioner proverava predajnicu </text:span>I ažurira stanje u bazi gotovih proizvoda.</text:p>
        </text:list-item>
        <text:list-item>
          <text:p text:style-name="P13">Sistem <text:span text:style-name="T26">proverava procenat odstupanja količine proizvoda iz radnog naloga i predajnice.</text:span></text:p>
        </text:list-item>
        <text:list-item>
          <text:p text:style-name="P14">Magacioner zavodi predajnicu.</text:p>
        </text:list-item>
        <text:list-item>
          <text:p text:style-name="P14">Zatvara se radni nalog.</text:p>
        </text:list-item>
      </text:list>
      <text:p text:style-name="P5"/>
      <text:p text:style-name="P4">6. Alternativni tok:</text:p>
      <text:p text:style-name="P4"><text:span text:style-name="T16"><text:tab/>5, 10: Nemogućnost pristupa bazi: </text:span><text:span text:style-name="T7">M</text:span><text:span text:style-name="T1">agacioner</text:span><text:span text:style-name="T27"> </text:span><text:span text:style-name="T28">odlaže radni nalog u registrator namenjen nalozima koji nisu uneti u sistem (RAZMISLITI)</text:span><text:span text:style-name="T11">,</text:span><text:span text:style-name="T3"> magacioner zove tehničara da </text:span><text:span text:style-name="T5">osposobi </text:span><text:span text:style-name="T3">bazu. </text:span><text:span text:style-name="T7">Slučaj upotrebe se nastavlja na koraku 6.</text:span></text:p>
      <text:list xml:id="list4781221955514737098" text:style-name="L2">
        <text:list-header>
          <text:p text:style-name="P12"><text:span text:style-name="T17">1-</text:span><text:span text:style-name="T19">13</text:span><text:span text:style-name="T17"> : </text:span><text:span text:style-name="T18">Nestanak struje: </text:span><text:span text:style-name="T21">O</text:span>baveštava se šef smene. <text:span text:style-name="T29">Ako se nestanak desio pri radu sa bazom, papiri se samo odlazu u predviđene registatore i</text:span> <text:span text:style-name="T29">p</text:span>rekida se slučaj upotrebe, <text:span text:style-name="T29">a u ostalim slučajevima se samo prekida slučaj upotrebe</text:span>.</text:p>
          <text:p text:style-name="P12"/>
        </text:list-header>
      </text:list>
      <text:p text:style-name="P15"><text:span text:style-name="T8"><text:tab/></text:span><text:span text:style-name="T30">8 : Oštećenje gotovog proizvoda: </text:span><text:span text:style-name="T1">Ukoliko se neki od proizvoda ošteti u toku prenosa do magacina. Pravi se zapisnik o količini oštećene robe. </text:span><text:span text:style-name="T12">Slučaj upotrebe se nastavlja na koraku 9.</text:span></text:p>
      <text:p text:style-name="P15"><text:span text:style-name="T12"/></text:p>
      <text:p text:style-name="P18"><text:span text:style-name="T12">O</text:span><text:span text:style-name="T1">štećenje sirovina?</text:span></text:p>
      <text:p text:style-name="P16"/>
      <text:p text:style-name="P17"><text:span text:style-name="T27">Podelio bih ovo u dva slučaja.</text:span> Pav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47:02.456336324</meta:creation-date>
    <dc:date>2017-11-04T17:52:30.475928525</dc:date>
    <meta:editing-duration>PT24M4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347" meta:character-count="2264" meta:non-whitespace-character-count="1946"/>
  </office:meta>
</office:document-meta>
</file>